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13.7cm" fo:margin-right="0cm" fo:line-height="150%" fo:text-indent="0cm" style:auto-text-indent="false" style:page-number="auto" fo:background-color="transparent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bold" officeooo:rsid="0012eb2d" officeooo:paragraph-rsid="001af120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fo:font-weight="bold" officeooo:rsid="002fab83" officeooo:paragraph-rsid="001af120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bold" officeooo:rsid="001cd4d9" officeooo:paragraph-rsid="001cd4d9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officeooo:paragraph-rsid="001af12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1af120" style:font-size-asian="14pt" style:font-size-complex="14pt"/>
    </style:style>
    <style:style style:name="P9" style:family="paragraph" style:parent-style-name="Standard">
      <style:paragraph-properties fo:line-height="150%" style:writing-mode="lr-tb"/>
      <style:text-properties style:font-name="Times New Roman" fo:font-size="14pt" officeooo:paragraph-rsid="001af120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officeooo:paragraph-rsid="001af120" style:font-size-asian="14pt" style:font-size-complex="14pt"/>
    </style:style>
    <style:style style:name="P11" style:family="paragraph" style:parent-style-name="Standard">
      <loext:graphic-properties draw:fill="none"/>
      <style:paragraph-properties fo:margin-left="9.925cm" fo:margin-right="0cm" fo:line-height="150%" fo:text-indent="0cm" style:auto-text-indent="false" fo:background-color="transparent" style:writing-mode="lr-tb"/>
      <style:text-properties style:font-name="Times New Roman" fo:font-size="14pt" officeooo:paragraph-rsid="001af120" style:font-size-asian="14pt" style:font-size-complex="14pt"/>
    </style:style>
    <style:style style:name="P12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officeooo:rsid="001af120" officeooo:paragraph-rsid="001af120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normal" officeooo:rsid="0012eb2d" officeooo:paragraph-rsid="001af12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normal" officeooo:paragraph-rsid="001af12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paragraph-rsid="001af12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rsid="001c173f" officeooo:paragraph-rsid="001c173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 style:writing-mode="lr-tb"/>
      <style:text-properties officeooo:paragraph-rsid="001af120"/>
    </style:style>
    <style:style style:name="P18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dda9b" officeooo:paragraph-rsid="001dda9b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c173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dda9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1dda9b" officeooo:paragraph-rsid="001dda9b" style:font-size-asian="10pt" style:font-weight-asian="bold" style:font-size-complex="10pt" style:font-weight-complex="bold"/>
    </style:style>
    <style:style style:name="P22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1fd935" officeooo:paragraph-rsid="001fd935" style:font-size-asian="10pt" style:font-weight-asian="bold" style:font-size-complex="10pt" style:font-weight-complex="bold"/>
    </style:style>
    <style:style style:name="P23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21945f" officeooo:paragraph-rsid="0021945f" style:font-size-asian="10pt" style:font-weight-asian="bold" style:font-size-complex="10pt" style:font-weight-complex="bold"/>
    </style:style>
    <style:style style:name="T1" style:family="text">
      <style:text-properties officeooo:rsid="000de3e6"/>
    </style:style>
    <style:style style:name="T2" style:family="text">
      <style:text-properties officeooo:rsid="0024a5c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uk" fo:country="UA" style:font-name-complex="Times New Roman1"/>
    </style:style>
    <style:style style:name="T5" style:family="text">
      <style:text-properties fo:language="uk" fo:country="UA" officeooo:rsid="0012eb2d" style:font-name-complex="Times New Roman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a5c7" style:font-weight-asian="normal" style:font-weight-complex="normal"/>
    </style:style>
    <style:style style:name="T8" style:family="text">
      <style:text-properties fo:font-weight="normal" officeooo:rsid="001af120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d4d9" style:font-weight-asian="bold" style:font-weight-complex="bold"/>
    </style:style>
    <style:style style:name="T11" style:family="text">
      <style:text-properties officeooo:rsid="0010e737"/>
    </style:style>
    <style:style style:name="T12" style:family="text">
      <style:text-properties officeooo:rsid="0012eb2d"/>
    </style:style>
    <style:style style:name="T13" style:family="text">
      <style:text-properties officeooo:rsid="001af120"/>
    </style:style>
    <style:style style:name="T1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1af120" style:font-size-asian="14pt" style:font-weight-asian="normal" style:font-size-complex="14pt" style:font-weight-complex="normal"/>
    </style:style>
    <style:style style:name="T17" style:family="text">
      <style:text-properties officeooo:rsid="002194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М</text:span>ІНІСТЕРСТВО ОСВІТИ І НАУКИ УКРАЇН<text:bookmark text:name="page120R_mcid6"/><text:span text:style-name="T2">И</text:span><text:line-break/>НАЦІОНАЛЬНИЙ УНІВЕРСИТЕТ «ЛЬВІВСЬКА ПОЛІТЕХНІКА»<text:line-break/><text:span text:style-name="T3">Кафедра інформаційних систем та мереж</text:span></text:p>
      <text:p text:style-name="P8"/>
      <text:p text:style-name="P8"/>
      <text:p text:style-name="P8"/>
      <text:p text:style-name="P8"/>
      <text:p text:style-name="P8"/>
      <text:p text:style-name="P4">ЗВІТ</text:p>
      <text:p text:style-name="P13">про виконання лабораторної роботи № <text:span text:style-name="T17">5</text:span></text:p>
      <text:p text:style-name="P14"><text:span text:style-name="T5">«Розробка ASCII ART генератора для візуалізації 3D-фігур</text:span><text:span text:style-name="T4">»</text:span></text:p>
      <text:p text:style-name="P7"><text:span text:style-name="T7">з</text:span><text:span text:style-name="T6"> дисципліни "</text:span><text:span text:style-name="T8">Спеціалізовані мови програмування</text:span><text:span text:style-name="T7">”</text:span><text:span text:style-name="T9"><text:line-break/></text:span></text:p>
      <text:p text:style-name="P8"/>
      <text:p text:style-name="P9"/>
      <text:p text:style-name="P9"/>
      <text:p text:style-name="P9"/>
      <text:p text:style-name="P2"><text:span text:style-name="T2">В</text:span>икона<text:span text:style-name="T1">ла:</text:span></text:p>
      <text:p text:style-name="P10">ст. гр. <text:span text:style-name="T11">ІТ</text:span><text:span text:style-name="T12">-</text:span><text:span text:style-name="T11">3</text:span><text:span text:style-name="T12">2</text:span><text:span text:style-name="T1">,</text:span><text:line-break/><text:span text:style-name="T11">Троцько О. М.</text:span><text:span text:style-name="T1"> </text:span></text:p>
      <text:p text:style-name="P5">Прийняв:</text:p>
      <text:p text:style-name="P12">Щербак С. С.</text:p>
      <text:p text:style-name="P11"/>
      <text:p text:style-name="P11"/>
      <text:p text:style-name="P9"/>
      <text:p text:style-name="P9"/>
      <text:p text:style-name="P3"/>
      <text:p text:style-name="P1">ЛЬВІВ – 20<text:span text:style-name="T1">23</text:span></text:p>
      <text:p text:style-name="P17"><text:soft-page-break/><text:span text:style-name="T14">Мета:</text:span><text:span text:style-name="T15"> створення додатка для малювання 3D-фігур у ASCII-арті на основі об’єктно - орієнтованого підходу та мови Python</text:span><text:span text:style-name="T16">.</text:span></text:p>
      <text:p text:style-name="P1">План роботи</text:p>
      <text:p text:style-name="P15"><text:span text:style-name="T9">Завдання 1: </text:span>Проектування класів</text:p>
      <text:p text:style-name="P15">Розробіть структуру класів для вашого генератора 3D ASCII-арту. Визначте основні компоненти, атрибути та методи, необхідні для програми.</text:p>
      <text:p text:style-name="P15"><text:span text:style-name="T9">Завдання 2:</text:span> Введення користувача</text:p>
      <text:p text:style-name="P15">Створіть методи у межах класу для введення користувача та вказання 3D-фігури, яку вони хочуть намалювати, та її параметрів (наприклад, розмір, кольори).</text:p>
      <text:p text:style-name="P15"><text:span text:style-name="T9">Завдання 3:</text:span> Представлення фігури</text:p>
      <text:p text:style-name="P15">Визначте структури даних у межах класу для представлення 3D-фігури. Це може включати використання списків, матриць або інших структур даних для зберігання форми фігури та її властивостей.</text:p>
      <text:p text:style-name="P15"><text:span text:style-name="T9">Завдання 4:</text:span> Проектування з 3D в 2D</text:p>
      <text:p text:style-name="P15">Реалізуйте метод, який перетворює 3D-представлення фігури у 2D-представлення, придатне для ASCII-арту.</text:p>
      <text:p text:style-name="P15"><text:span text:style-name="T9">Завдання 5:</text:span> Відображення ASCII-арту</text:p>
      <text:p text:style-name="P15">Напишіть метод у межах класу для відображення 2D-представлення 3D-фігури як ASCII-арту. Це може включати відображення кольорів і форми за допомогою символів ASCII.</text:p>
      <text:p text:style-name="P15"><text:span text:style-name="T9">Завдання 6:</text:span> Інтерфейс, зрозумілий для користувача</text:p>
      <text:p text:style-name="P15">Створіть зручний для користувача командний рядок або графічний інтерфейс користувача (GUI) за допомогою об'єктно-орієнтованих принципів, щоб дозволити користувачам спілкуватися з програмою.</text:p>
      <text:p text:style-name="P15"><text:span text:style-name="T9">Завдання 7:</text:span> Маніпуляція фігурою</text:p>
      <text:p text:style-name="P15">Реалізуйте методи для маніпулювання 3D-фігурою, такі масштабування або зміщення, щоб надавати користувачам контроль над її виглядом.</text:p>
      <text:p text:style-name="P15"><text:span text:style-name="T9">Завдання 8:</text:span> Варіанти кольорів</text:p>
      <text:p text:style-name="P15"><text:soft-page-break/>Дозвольте користувачам вибирати варіанти кольорів для їхніх 3D ASCII-арт-фігур. Реалізуйте методи для призначення кольорів різним частинам фігури.</text:p>
      <text:p text:style-name="P15"><text:span text:style-name="T9">Завдання 9: </text:span>Збереження та експорт</text:p>
      <text:p text:style-name="P15">Додайте функціональність для зберігання згенерованого 3D ASCII-арту у текстовий файл</text:p>
      <text:p text:style-name="P15"><text:span text:style-name="T9">Завдання 10: </text:span>Розширені функції</text:p>
      <text:p text:style-name="P15">Розгляньте можливість додавання розширених функцій, таких як тінь, освітлення та ефекти перспективи, для підвищення реалізму 3D ASCII-арту.</text:p>
      <text:p text:style-name="P15"/>
      <text:p text:style-name="P16">Код програми:</text:p>
      <text:p text:style-name="P21"># <text:span text:style-name="T17">shape</text:span>.py</text:p>
      <text:p text:style-name="P19">"""</text:p>
      <text:p text:style-name="P19">Shape Module</text:p>
      <text:p text:style-name="P19"/>
      <text:p text:style-name="P19">A module that defines the Shape abstract base class for shapes.</text:p>
      <text:p text:style-name="P19">"""</text:p>
      <text:p text:style-name="P19">from abc import ABC, abstractmethod</text:p>
      <text:p text:style-name="P19"/>
      <text:p text:style-name="P19">class Shape(ABC):</text:p>
      <text:p text:style-name="P19"><text:s text:c="4"/>"""</text:p>
      <text:p text:style-name="P19"><text:s text:c="4"/>Abstract base class for shapes.</text:p>
      <text:p text:style-name="P19"><text:s text:c="4"/>"""</text:p>
      <text:p text:style-name="P19"/>
      <text:p text:style-name="P19"><text:s text:c="4"/>@abstractmethod</text:p>
      <text:p text:style-name="P19"><text:s text:c="4"/>def generate_2D(self):</text:p>
      <text:p text:style-name="P19"><text:s text:c="8"/>"""</text:p>
      <text:p text:style-name="P19"><text:s text:c="8"/>Abstract method to generate a 2D representation of the shape.</text:p>
      <text:p text:style-name="P19"><text:s text:c="8"/>"""</text:p>
      <text:p text:style-name="P19"><text:s text:c="8"/></text:p>
      <text:p text:style-name="P19"><text:s text:c="4"/>@abstractmethod</text:p>
      <text:p text:style-name="P19"><text:s text:c="4"/>def generate_3D(self):</text:p>
      <text:p text:style-name="P19"><text:s text:c="8"/>"""</text:p>
      <text:p text:style-name="P19"><text:s text:c="8"/>Abstract method to generate a 3D representation of the shape.</text:p>
      <text:p text:style-name="P19"><text:s text:c="8"/>"""</text:p>
      <text:p text:style-name="P19"/>
      <text:p text:style-name="P19"><text:s text:c="4"/>@abstractmethod</text:p>
      <text:p text:style-name="P19"><text:soft-page-break/><text:s text:c="4"/>def set_settings(self):</text:p>
      <text:p text:style-name="P19"><text:s text:c="8"/>"""</text:p>
      <text:p text:style-name="P19"><text:s text:c="8"/>Abstract method to set the settings of the shape.</text:p>
      <text:p text:style-name="P19"><text:s text:c="8"/>"""</text:p>
      <text:p text:style-name="P21"># <text:span text:style-name="T17">cube</text:span>.py</text:p>
      <text:p text:style-name="P18">"""</text:p>
      <text:p text:style-name="P18">Cube Module</text:p>
      <text:p text:style-name="P18"/>
      <text:p text:style-name="P18">This module defines the Cube class, representing a cube shape. </text:p>
      <text:p text:style-name="P18">The Cube class is a subclass of the Shape and PrintArt classes. </text:p>
      <text:p text:style-name="P18">It provides methods for generating 2D and 3D representations of a cube, </text:p>
      <text:p text:style-name="P18">initializing a 3D array, setting coordinates in the array, and more.</text:p>
      <text:p text:style-name="P18">"""</text:p>
      <text:p text:style-name="P18">from shared.settings import get_lab_settings</text:p>
      <text:p text:style-name="P18">from classes.lab5.art.art_settings import ArtSettings</text:p>
      <text:p text:style-name="P18">from classes.lab5.art.print_art import PrintArt</text:p>
      <text:p text:style-name="P18">from classes.lab5.shapes.shape import Shape</text:p>
      <text:p text:style-name="P18"/>
      <text:p text:style-name="P18">settings = get_lab_settings("lab5")</text:p>
      <text:p text:style-name="P18">DEFAULT_SHAPE_SETTINGS = settings["default_shape_settings"]</text:p>
      <text:p text:style-name="P18">DEFAULT_COLOR = DEFAULT_SHAPE_SETTINGS["color"]</text:p>
      <text:p text:style-name="P18">DEFAULT_SIZE = DEFAULT_SHAPE_SETTINGS["size"]</text:p>
      <text:p text:style-name="P18">DEFAULT_JUSTIFY = DEFAULT_SHAPE_SETTINGS["justify"]</text:p>
      <text:p text:style-name="P18"/>
      <text:p text:style-name="P18"/>
      <text:p text:style-name="P18">class Cube(Shape, PrintArt):</text:p>
      <text:p text:style-name="P18"><text:s text:c="4"/>"""</text:p>
      <text:p text:style-name="P18"><text:s text:c="4"/>Represents a cube shape.</text:p>
      <text:p text:style-name="P18"/>
      <text:p text:style-name="P18"><text:s text:c="4"/>Attributes:</text:p>
      <text:p text:style-name="P18"><text:s text:c="4"/>- size: The size of the cube</text:p>
      <text:p text:style-name="P18"><text:s text:c="4"/>- justify: The justification of the cube</text:p>
      <text:p text:style-name="P18"><text:s text:c="4"/>- color: The color of the cube</text:p>
      <text:p text:style-name="P18"><text:s text:c="4"/>"""</text:p>
      <text:p text:style-name="P18"/>
      <text:p text:style-name="P18"><text:s text:c="4"/>def __init__(self, size=DEFAULT_SIZE, justify=DEFAULT_JUSTIFY, color=DEFAULT_COLOR):</text:p>
      <text:p text:style-name="P18"><text:s text:c="8"/>"""</text:p>
      <text:p text:style-name="P18"><text:s text:c="8"/>Initializes a new instance of the Cube class.</text:p>
      <text:p text:style-name="P18"/>
      <text:p text:style-name="P18"><text:soft-page-break/><text:s text:c="8"/>Parameters:</text:p>
      <text:p text:style-name="P18"><text:s text:c="8"/>- size: The size of the cube (default: DEFAULT_SIZE)</text:p>
      <text:p text:style-name="P18"><text:s text:c="8"/>- justify: The justification of the cube (default: DEFAULT_JUSTIFY)</text:p>
      <text:p text:style-name="P18"><text:s text:c="8"/>- color: The color of the cube (default: DEFAULT_COLOR)</text:p>
      <text:p text:style-name="P18"><text:s text:c="8"/>"""</text:p>
      <text:p text:style-name="P18"><text:s text:c="8"/>self._settings = ArtSettings(size, justify, color)</text:p>
      <text:p text:style-name="P18"><text:s text:c="8"/>self._art_2D = self.generate_2D()</text:p>
      <text:p text:style-name="P18"><text:s text:c="8"/>self._art_3D = self.generate_3D()</text:p>
      <text:p text:style-name="P18"><text:s text:c="8"/>PrintArt.__init__(self, self)</text:p>
      <text:p text:style-name="P18"/>
      <text:p text:style-name="P18"/>
      <text:p text:style-name="P18"><text:s text:c="4"/>def set_settings(self, cube_settings):</text:p>
      <text:p text:style-name="P18"><text:s text:c="8"/>"""</text:p>
      <text:p text:style-name="P18"><text:s text:c="8"/>Sets the settings of the cube.</text:p>
      <text:p text:style-name="P18"/>
      <text:p text:style-name="P18"><text:s text:c="8"/>Parameters:</text:p>
      <text:p text:style-name="P18"><text:s text:c="8"/>- settings: The settings object to be set</text:p>
      <text:p text:style-name="P18"><text:s text:c="8"/>"""</text:p>
      <text:p text:style-name="P18"><text:s text:c="8"/>self._settings = cube_settings</text:p>
      <text:p text:style-name="P18"><text:s text:c="8"/>self._art_2D = self.generate_2D()</text:p>
      <text:p text:style-name="P18"><text:s text:c="8"/>self._art_3D = self.generate_3D()</text:p>
      <text:p text:style-name="P18"/>
      <text:p text:style-name="P18"><text:s text:c="8"/></text:p>
      <text:p text:style-name="P18"><text:s text:c="4"/>def get_settings(self):</text:p>
      <text:p text:style-name="P18"><text:s text:c="8"/>"""</text:p>
      <text:p text:style-name="P18"><text:s text:c="8"/>Returns the settings of the cube.</text:p>
      <text:p text:style-name="P18"/>
      <text:p text:style-name="P18"><text:s text:c="8"/>Returns:</text:p>
      <text:p text:style-name="P18"><text:s text:c="8"/>- The settings of the cube</text:p>
      <text:p text:style-name="P18"><text:s text:c="8"/>"""</text:p>
      <text:p text:style-name="P18"><text:s text:c="8"/>return self._settings</text:p>
      <text:p text:style-name="P18"/>
      <text:p text:style-name="P18"><text:s text:c="4"/>def generate_2D(self):</text:p>
      <text:p text:style-name="P18"><text:s text:c="8"/>"""</text:p>
      <text:p text:style-name="P18"><text:s text:c="8"/>Generates the 2D representation of the cube.</text:p>
      <text:p text:style-name="P18"/>
      <text:p text:style-name="P18"><text:s text:c="8"/>Returns:</text:p>
      <text:p text:style-name="P18"><text:s text:c="8"/>- The 2D representation of the cube as a string</text:p>
      <text:p text:style-name="P18"><text:s text:c="8"/>"""</text:p>
      <text:p text:style-name="P18"><text:s text:c="8"/>size = self._settings.get_size()</text:p>
      <text:p text:style-name="P18"><text:soft-page-break/><text:s text:c="8"/>array_3d = self.__set_coordinates(self.__init_3d_array())</text:p>
      <text:p text:style-name="P18"><text:s text:c="8"/>layers = self.__get_layers(array_3d)</text:p>
      <text:p text:style-name="P18"><text:s text:c="8"/>art_len = size - 1</text:p>
      <text:p text:style-name="P18"><text:s text:c="8"/></text:p>
      <text:p text:style-name="P18"><text:s text:c="8"/>art = ""</text:p>
      <text:p text:style-name="P18"><text:s text:c="8"/>art += layers[art_len] + "\n"</text:p>
      <text:p text:style-name="P18"><text:s text:c="8"/>for i in range(art_len):</text:p>
      <text:p text:style-name="P18"><text:s text:c="12"/>art += layers[-(size+1)].replace("—", " ") + "\n"</text:p>
      <text:p text:style-name="P18"/>
      <text:p text:style-name="P18"><text:s text:c="8"/>art += layers[-1] + "\n"</text:p>
      <text:p text:style-name="P18"><text:s text:c="8"/></text:p>
      <text:p text:style-name="P18"><text:s text:c="8"/>return art</text:p>
      <text:p text:style-name="P18"/>
      <text:p text:style-name="P18"><text:s text:c="4"/>def generate_3D(self):</text:p>
      <text:p text:style-name="P18"><text:s text:c="8"/>"""</text:p>
      <text:p text:style-name="P18"><text:s text:c="8"/>Generates the 3D representation of the cube.</text:p>
      <text:p text:style-name="P18"/>
      <text:p text:style-name="P18"><text:s text:c="8"/>Returns:</text:p>
      <text:p text:style-name="P18"><text:s text:c="8"/>- The 3D representation of the cube as a string</text:p>
      <text:p text:style-name="P18"><text:s text:c="8"/>"""</text:p>
      <text:p text:style-name="P18"><text:s text:c="8"/>array_3d = self.__set_coordinates(self.__init_3d_array())</text:p>
      <text:p text:style-name="P18"><text:s text:c="8"/>layers = self.__get_layers(array_3d)</text:p>
      <text:p text:style-name="P18"/>
      <text:p text:style-name="P18"><text:s text:c="8"/>size = self._settings.get_size()</text:p>
      <text:p text:style-name="P18"><text:s text:c="8"/>num_of_layers = len(layers)</text:p>
      <text:p text:style-name="P18"><text:s text:c="8"/>art_len = size - 1</text:p>
      <text:p text:style-name="P18"/>
      <text:p text:style-name="P18"><text:s text:c="8"/>index_1 = 1</text:p>
      <text:p text:style-name="P18"><text:s text:c="8"/>index_2 = size</text:p>
      <text:p text:style-name="P18"><text:s text:c="8"/># print(layers)</text:p>
      <text:p text:style-name="P18"/>
      <text:p text:style-name="P18"><text:s text:c="8"/>art = layers[0] + "\n"</text:p>
      <text:p text:style-name="P18"/>
      <text:p text:style-name="P18"><text:s text:c="8"/>for i in range(art_len):</text:p>
      <text:p text:style-name="P18"><text:s text:c="12"/>art += self.__unite_str(layers[index_1 + i], layers[index_2]) + "\n"</text:p>
      <text:p text:style-name="P18"/>
      <text:p text:style-name="P18"><text:s text:c="8"/>index_2 = index_2 + index_2 - 1</text:p>
      <text:p text:style-name="P18"><text:s text:c="8"/>index_1 = num_of_layers - size </text:p>
      <text:p text:style-name="P18"/>
      <text:p text:style-name="P18"><text:s text:c="8"/>for i in range(art_len):</text:p>
      <text:p text:style-name="P18"><text:soft-page-break/><text:s text:c="12"/>art += self.__unite_str(layers[index_1 + i], layers[index_2]) + "\n"</text:p>
      <text:p text:style-name="P18"/>
      <text:p text:style-name="P18"><text:s text:c="8"/>art += layers[num_of_layers-1]</text:p>
      <text:p text:style-name="P18"/>
      <text:p text:style-name="P18"><text:s text:c="8"/>return art</text:p>
      <text:p text:style-name="P18"/>
      <text:p text:style-name="P18"/>
      <text:p text:style-name="P18"><text:s text:c="4"/>def __init_3d_array(self):</text:p>
      <text:p text:style-name="P18"><text:s text:c="8"/>"""</text:p>
      <text:p text:style-name="P18"><text:s text:c="8"/>Initializes a 3D array for the cube.</text:p>
      <text:p text:style-name="P18"/>
      <text:p text:style-name="P18"><text:s text:c="8"/>Returns:</text:p>
      <text:p text:style-name="P18"><text:s text:c="8"/>- The initialized 3D array</text:p>
      <text:p text:style-name="P18"><text:s text:c="8"/>"""</text:p>
      <text:p text:style-name="P18"><text:s text:c="8"/>size = self._settings.get_size()</text:p>
      <text:p text:style-name="P18"><text:s text:c="8"/>array_3d = [[[0 for col in range(size)]for row in range(size)] for x in range(size)]</text:p>
      <text:p text:style-name="P18"><text:s text:c="8"/>for i in range(size):</text:p>
      <text:p text:style-name="P18"><text:s text:c="12"/>for j in range(size):</text:p>
      <text:p text:style-name="P18"><text:s text:c="16"/>for k in range(size):</text:p>
      <text:p text:style-name="P18"><text:s text:c="20"/>array_3d[i][j][k] = '0'</text:p>
      <text:p text:style-name="P18"><text:s text:c="8"/>return array_3d</text:p>
      <text:p text:style-name="P18"/>
      <text:p text:style-name="P18"/>
      <text:p text:style-name="P18"><text:s text:c="4"/>def __set_coordinates(self, array_3d):</text:p>
      <text:p text:style-name="P18"><text:s text:c="8"/>"""</text:p>
      <text:p text:style-name="P18"><text:s text:c="8"/>Sets the coordinates of the cube in the 3D array.</text:p>
      <text:p text:style-name="P18"/>
      <text:p text:style-name="P18"><text:s text:c="8"/>Parameters:</text:p>
      <text:p text:style-name="P18"><text:s text:c="8"/>- array_3d: The 3D array to set the coordinates in</text:p>
      <text:p text:style-name="P18"/>
      <text:p text:style-name="P18"><text:s text:c="8"/>Returns:</text:p>
      <text:p text:style-name="P18"><text:s text:c="8"/>- The updated 3D array with coordinates set</text:p>
      <text:p text:style-name="P18"><text:s text:c="8"/>"""</text:p>
      <text:p text:style-name="P18"><text:s text:c="8"/>N = self._settings.get_size() - 1</text:p>
      <text:p text:style-name="P18"><text:s text:c="8"/>array_3d[0][0][0] = "A"</text:p>
      <text:p text:style-name="P18"><text:s text:c="8"/>array_3d[N][0][0] = "B"</text:p>
      <text:p text:style-name="P18"><text:s text:c="8"/>array_3d[N][0][N] = "C"</text:p>
      <text:p text:style-name="P18"><text:s text:c="8"/>array_3d[0][0][N] = "D"</text:p>
      <text:p text:style-name="P18"><text:s text:c="8"/>array_3d[0][N][0] = "E"</text:p>
      <text:p text:style-name="P18"><text:soft-page-break/><text:s text:c="8"/>array_3d[N][N][0] = "F"</text:p>
      <text:p text:style-name="P18"><text:s text:c="8"/>array_3d[N][N][N] = "G"</text:p>
      <text:p text:style-name="P18"><text:s text:c="8"/>array_3d[0][N][N] = "H"</text:p>
      <text:p text:style-name="P18"/>
      <text:p text:style-name="P18"><text:s text:c="8"/>return array_3d</text:p>
      <text:p text:style-name="P18"/>
      <text:p text:style-name="P18"><text:s text:c="4"/>def __get_layers(self, array_3d):</text:p>
      <text:p text:style-name="P18"><text:s text:c="8"/>"""</text:p>
      <text:p text:style-name="P18"><text:s text:c="8"/>Gets the layers of the cube from the 3D array.</text:p>
      <text:p text:style-name="P18"/>
      <text:p text:style-name="P18"><text:s text:c="8"/>Parameters:</text:p>
      <text:p text:style-name="P18"><text:s text:c="8"/>- array_3d: The 3D array representing the cube</text:p>
      <text:p text:style-name="P18"/>
      <text:p text:style-name="P18"><text:s text:c="8"/>Returns:</text:p>
      <text:p text:style-name="P18"><text:s text:c="8"/>- The layers of the cube as a list of strings</text:p>
      <text:p text:style-name="P18"><text:s text:c="8"/>"""</text:p>
      <text:p text:style-name="P18"><text:s text:c="8"/>N = self._settings.get_size() - 1</text:p>
      <text:p text:style-name="P18"><text:s text:c="8"/>layers = []</text:p>
      <text:p text:style-name="P18"><text:s text:c="8"/>for y in range(N, -1, -1):</text:p>
      <text:p text:style-name="P18"><text:s text:c="12"/>for z in range(N, -1, -1):</text:p>
      <text:p text:style-name="P18"><text:s text:c="16"/>layer = " "*(z)</text:p>
      <text:p text:style-name="P18"><text:s text:c="16"/>for x in range(N+1):</text:p>
      <text:p text:style-name="P18"><text:s text:c="20"/>if array_3d[x][y][z] <text:s/>== '0':</text:p>
      <text:p text:style-name="P18"><text:s text:c="24"/>if (y != 0 or y != N) and (x == 0 or x == N) and (z == 0 or z == N):</text:p>
      <text:p text:style-name="P18"><text:s text:c="28"/>layer += "|"</text:p>
      <text:p text:style-name="P18"><text:s text:c="24"/>elif <text:s/>x == 0 or x == N:</text:p>
      <text:p text:style-name="P18"><text:s text:c="28"/>layer += "/"</text:p>
      <text:p text:style-name="P18"><text:s text:c="24"/>elif z == 0 or z == N:</text:p>
      <text:p text:style-name="P18"><text:s text:c="28"/>layer += " — "</text:p>
      <text:p text:style-name="P18"><text:s text:c="24"/>else:</text:p>
      <text:p text:style-name="P18"><text:s text:c="28"/>layer += " <text:s text:c="2"/>"</text:p>
      <text:p text:style-name="P18"><text:s text:c="20"/>else:</text:p>
      <text:p text:style-name="P18"><text:s text:c="24"/>layer += array_3d[x][y][z]</text:p>
      <text:p text:style-name="P18"><text:s text:c="16"/>layers.append(layer)</text:p>
      <text:p text:style-name="P18"><text:s text:c="12"/># print(layer, end=" ")</text:p>
      <text:p text:style-name="P18"><text:s text:c="12"/># print() <text:s text:c="3"/></text:p>
      <text:p text:style-name="P18"><text:s text:c="8"/>return layers</text:p>
      <text:p text:style-name="P18"/>
      <text:p text:style-name="P18"/>
      <text:p text:style-name="P18"><text:soft-page-break/><text:s text:c="4"/>def __unite_str(self, str1, str2):</text:p>
      <text:p text:style-name="P18"><text:s text:c="8"/>"""</text:p>
      <text:p text:style-name="P18"><text:s text:c="8"/>Unites two strings by replacing spaces in the first string with non-space characters from the second string.</text:p>
      <text:p text:style-name="P18"/>
      <text:p text:style-name="P18"><text:s text:c="8"/>Parameters:</text:p>
      <text:p text:style-name="P18"><text:s text:c="8"/>- str1: The first string</text:p>
      <text:p text:style-name="P18"><text:s text:c="8"/>- str2: The second string</text:p>
      <text:p text:style-name="P18"/>
      <text:p text:style-name="P18"><text:s text:c="8"/>Returns:</text:p>
      <text:p text:style-name="P18"><text:s text:c="8"/>- The united string</text:p>
      <text:p text:style-name="P18"><text:s text:c="8"/>"""</text:p>
      <text:p text:style-name="P18"><text:s text:c="8"/>result = ""</text:p>
      <text:p text:style-name="P18"><text:s text:c="8"/>if len(str1) &lt; len(str2):</text:p>
      <text:p text:style-name="P18"><text:s text:c="12"/>str1 += " " * (len(str2) - len(str1))</text:p>
      <text:p text:style-name="P18"><text:s text:c="8"/>else:</text:p>
      <text:p text:style-name="P18"><text:s text:c="12"/>str2 += " " * (len(str1) - len(str2))</text:p>
      <text:p text:style-name="P18"/>
      <text:p text:style-name="P18"><text:s text:c="8"/>for i in range(len(str1)):</text:p>
      <text:p text:style-name="P18"><text:s text:c="12"/>if str1[i] != " " :</text:p>
      <text:p text:style-name="P18"><text:s text:c="16"/>result += str1[i]</text:p>
      <text:p text:style-name="P18"><text:s text:c="12"/>elif str2[i] != " " and str2[i] != "—":</text:p>
      <text:p text:style-name="P18"><text:s text:c="16"/>result += str2[i]</text:p>
      <text:p text:style-name="P18"><text:s text:c="12"/>else:</text:p>
      <text:p text:style-name="P18"><text:s text:c="16"/>result += " "</text:p>
      <text:p text:style-name="P18"><text:s text:c="8"/>return result</text:p>
      <text:p text:style-name="P18"/>
      <text:p text:style-name="P18"><text:s text:c="4"/>def get_2D(self):</text:p>
      <text:p text:style-name="P18"><text:s text:c="8"/>"""</text:p>
      <text:p text:style-name="P18"><text:s text:c="8"/>Returns the 2D representation of the cube.</text:p>
      <text:p text:style-name="P18"/>
      <text:p text:style-name="P18"><text:s text:c="8"/>Returns:</text:p>
      <text:p text:style-name="P18"><text:s text:c="8"/>- The 2D representation of the cube as a string</text:p>
      <text:p text:style-name="P18"><text:s text:c="8"/>"""</text:p>
      <text:p text:style-name="P18"><text:s text:c="8"/>return self._art_2D</text:p>
      <text:p text:style-name="P18"><text:s text:c="4"/></text:p>
      <text:p text:style-name="P18"><text:s text:c="4"/>def get_3D(self):</text:p>
      <text:p text:style-name="P18"><text:s text:c="8"/>"""</text:p>
      <text:p text:style-name="P18"><text:s text:c="8"/>Returns the 3D representation of the cube.</text:p>
      <text:p text:style-name="P18"/>
      <text:p text:style-name="P18"><text:soft-page-break/><text:s text:c="8"/>Returns:</text:p>
      <text:p text:style-name="P18"><text:s text:c="8"/>- The 3D representation of the cube as a string</text:p>
      <text:p text:style-name="P18"><text:s text:c="8"/>"""</text:p>
      <text:p text:style-name="P18"><text:s text:c="8"/>return self._art_3D</text:p>
      <text:p text:style-name="P21"><text:s text:c="4"/></text:p>
      <text:p text:style-name="P21"># <text:span text:style-name="T17">pyramid</text:span>.py</text:p>
      <text:p text:style-name="P18">"""</text:p>
      <text:p text:style-name="P18">Pyramid Module</text:p>
      <text:p text:style-name="P18"/>
      <text:p text:style-name="P18">This module defines the Pyramid class, representing a pyramid shape. </text:p>
      <text:p text:style-name="P18">The Pyramid class is a subclass of the Shape and PrintArt classes. </text:p>
      <text:p text:style-name="P18">It provides methods for generating 2D and 3D representations of a pyramid, </text:p>
      <text:p text:style-name="P18">initializing a 3D array, setting coordinates in the array, and more.</text:p>
      <text:p text:style-name="P18">"""</text:p>
      <text:p text:style-name="P18">from classes.lab5.art.art_settings import ArtSettings</text:p>
      <text:p text:style-name="P18">from classes.lab5.art.print_art import PrintArt</text:p>
      <text:p text:style-name="P18">from shared.settings import get_lab_settings</text:p>
      <text:p text:style-name="P18">from .shape import Shape</text:p>
      <text:p text:style-name="P18"/>
      <text:p text:style-name="P18">settings = get_lab_settings("lab5")</text:p>
      <text:p text:style-name="P18">DEFAULT_SHAPE_SETTINGS = settings["default_shape_settings"]</text:p>
      <text:p text:style-name="P18">DEFAULT_SIZE = DEFAULT_SHAPE_SETTINGS["size"]</text:p>
      <text:p text:style-name="P18">DEFAULT_JUSTIFY = DEFAULT_SHAPE_SETTINGS["justify"]</text:p>
      <text:p text:style-name="P18">DEFAULT_COLOR = DEFAULT_SHAPE_SETTINGS["color"]</text:p>
      <text:p text:style-name="P18"/>
      <text:p text:style-name="P18">main = "|"</text:p>
      <text:p text:style-name="P18">back = "-"</text:p>
      <text:p text:style-name="P18"/>
      <text:p text:style-name="P18">class Pyramid(Shape, PrintArt):</text:p>
      <text:p text:style-name="P18"><text:s text:c="4"/>"""</text:p>
      <text:p text:style-name="P18"><text:s text:c="4"/>Represents a pyramid shape.</text:p>
      <text:p text:style-name="P18"/>
      <text:p text:style-name="P18"><text:s text:c="4"/>Attributes:</text:p>
      <text:p text:style-name="P18"><text:s text:c="8"/>_settings (ArtSettings): The settings of the pyramid.</text:p>
      <text:p text:style-name="P18"><text:s text:c="8"/>_art_2D (str): The 2D representation of the pyramid.</text:p>
      <text:p text:style-name="P18"><text:s text:c="8"/>_art_3D (str): The 3D representation of the pyramid.</text:p>
      <text:p text:style-name="P18"><text:s text:c="4"/>"""</text:p>
      <text:p text:style-name="P18"/>
      <text:p text:style-name="P18"><text:s text:c="4"/>def __init__(self, size=DEFAULT_SIZE, justify=DEFAULT_JUSTIFY, color=DEFAULT_COLOR):</text:p>
      <text:p text:style-name="P18"><text:soft-page-break/><text:s text:c="8"/>"""</text:p>
      <text:p text:style-name="P18"><text:s text:c="8"/>Initializes a Pyramid object.</text:p>
      <text:p text:style-name="P18"/>
      <text:p text:style-name="P18"><text:s text:c="8"/>Args:</text:p>
      <text:p text:style-name="P18"><text:s text:c="12"/>size (int): The size of the pyramid.</text:p>
      <text:p text:style-name="P18"><text:s text:c="12"/>justify (str): The justification of the pyramid.</text:p>
      <text:p text:style-name="P18"><text:s text:c="12"/>color (str): The color of the pyramid.</text:p>
      <text:p text:style-name="P18"><text:s text:c="8"/>"""</text:p>
      <text:p text:style-name="P18"><text:s text:c="8"/>self._settings = ArtSettings(size, justify, color)</text:p>
      <text:p text:style-name="P18"><text:s text:c="8"/>self._art_2D = self.generate_2D()</text:p>
      <text:p text:style-name="P18"><text:s text:c="8"/>self._art_3D = self.generate_3D()</text:p>
      <text:p text:style-name="P18"><text:s text:c="8"/>PrintArt.__init__(self, self)</text:p>
      <text:p text:style-name="P18"/>
      <text:p text:style-name="P18"><text:s text:c="4"/>def set_settings(self, pyramid_settings):</text:p>
      <text:p text:style-name="P18"><text:s text:c="8"/>"""</text:p>
      <text:p text:style-name="P18"><text:s text:c="8"/>Sets the settings of the pyramid.</text:p>
      <text:p text:style-name="P18"/>
      <text:p text:style-name="P18"><text:s text:c="8"/>Args:</text:p>
      <text:p text:style-name="P18"><text:s text:c="12"/>settings (ArtSettings): The settings to be set.</text:p>
      <text:p text:style-name="P18"><text:s text:c="8"/>"""</text:p>
      <text:p text:style-name="P18"><text:s text:c="8"/>self._settings = pyramid_settings</text:p>
      <text:p text:style-name="P18"><text:s text:c="8"/>self._art_2D = self.generate_2D()</text:p>
      <text:p text:style-name="P18"><text:s text:c="8"/>self._art_3D = self.generate_3D()</text:p>
      <text:p text:style-name="P18"/>
      <text:p text:style-name="P18"><text:s text:c="4"/>def get_settings(self):</text:p>
      <text:p text:style-name="P18"><text:s text:c="8"/>"""</text:p>
      <text:p text:style-name="P18"><text:s text:c="8"/>Returns the settings of the pyramid.</text:p>
      <text:p text:style-name="P18"/>
      <text:p text:style-name="P18"><text:s text:c="8"/>Returns:</text:p>
      <text:p text:style-name="P18"><text:s text:c="12"/>ArtSettings: The settings of the pyramid.</text:p>
      <text:p text:style-name="P18"><text:s text:c="8"/>"""</text:p>
      <text:p text:style-name="P18"><text:s text:c="8"/>return self._settings</text:p>
      <text:p text:style-name="P18"/>
      <text:p text:style-name="P18"><text:s text:c="4"/>def generate_2D(self):</text:p>
      <text:p text:style-name="P18"><text:s text:c="8"/>"""</text:p>
      <text:p text:style-name="P18"><text:s text:c="8"/>Generates the 2D representation of the pyramid.</text:p>
      <text:p text:style-name="P18"/>
      <text:p text:style-name="P18"><text:s text:c="8"/>Returns:</text:p>
      <text:p text:style-name="P18"><text:s text:c="12"/>str: The 2D representation of the pyramid.</text:p>
      <text:p text:style-name="P18"><text:s text:c="8"/>"""</text:p>
      <text:p text:style-name="P18"><text:soft-page-break/><text:s text:c="8"/>art = ""</text:p>
      <text:p text:style-name="P18"><text:s text:c="8"/>counter = 1</text:p>
      <text:p text:style-name="P18"><text:s text:c="8"/>size = self._settings.get_size()</text:p>
      <text:p text:style-name="P18"/>
      <text:p text:style-name="P18"><text:s text:c="8"/>for i in range(1, size+1):</text:p>
      <text:p text:style-name="P18"><text:s text:c="12"/>space = " " * (size - i)</text:p>
      <text:p text:style-name="P18"><text:s text:c="12"/>art += space + main * counter + "\n"</text:p>
      <text:p text:style-name="P18"><text:s text:c="12"/>counter += 2</text:p>
      <text:p text:style-name="P18"/>
      <text:p text:style-name="P18"><text:s text:c="8"/>return art</text:p>
      <text:p text:style-name="P18"/>
      <text:p text:style-name="P18"><text:s text:c="4"/>def generate_3D(self):</text:p>
      <text:p text:style-name="P18"><text:s text:c="8"/>"""</text:p>
      <text:p text:style-name="P18"><text:s text:c="8"/>Generates the 3D representation of the pyramid.</text:p>
      <text:p text:style-name="P18"/>
      <text:p text:style-name="P18"><text:s text:c="8"/>Returns:</text:p>
      <text:p text:style-name="P18"><text:s text:c="12"/>str: The 3D representation of the pyramid.</text:p>
      <text:p text:style-name="P18"><text:s text:c="8"/>"""</text:p>
      <text:p text:style-name="P18"><text:s text:c="8"/>art = ""</text:p>
      <text:p text:style-name="P18"><text:s text:c="8"/>counter = 1</text:p>
      <text:p text:style-name="P18"><text:s text:c="8"/>size = self._settings.get_size()</text:p>
      <text:p text:style-name="P18"><text:s text:c="8"/>stop = size - round(size/5)</text:p>
      <text:p text:style-name="P18"><text:s text:c="8"/>step = round(stop/(size - stop+2))</text:p>
      <text:p text:style-name="P18"><text:s text:c="8"/>num = step</text:p>
      <text:p text:style-name="P18"/>
      <text:p text:style-name="P18"><text:s text:c="8"/>for i in range(1, size+1):</text:p>
      <text:p text:style-name="P18"><text:s text:c="12"/>space = " " * (size - i)</text:p>
      <text:p text:style-name="P18"/>
      <text:p text:style-name="P18"><text:s text:c="12"/>if i &gt;= stop:</text:p>
      <text:p text:style-name="P18"><text:s text:c="16"/>art += space + main * counter + back * (i-num) + "\n"</text:p>
      <text:p text:style-name="P18"><text:s text:c="16"/>num += step+1</text:p>
      <text:p text:style-name="P18"><text:s text:c="12"/>else:</text:p>
      <text:p text:style-name="P18"><text:s text:c="16"/>art += space + main * counter + back * i + "\n"</text:p>
      <text:p text:style-name="P18"><text:s text:c="12"/></text:p>
      <text:p text:style-name="P18"><text:s text:c="12"/>counter += 2</text:p>
      <text:p text:style-name="P18"/>
      <text:p text:style-name="P18"><text:s text:c="8"/>return art</text:p>
      <text:p text:style-name="P18"/>
      <text:p text:style-name="P18"><text:s text:c="4"/>def get_2D(self):</text:p>
      <text:p text:style-name="P18"><text:s text:c="8"/>"""</text:p>
      <text:p text:style-name="P18"><text:soft-page-break/><text:s text:c="8"/>Returns the 2D representation of the pyramid.</text:p>
      <text:p text:style-name="P18"/>
      <text:p text:style-name="P18"><text:s text:c="8"/>Returns:</text:p>
      <text:p text:style-name="P18"><text:s text:c="12"/>str: The 2D representation of the pyramid.</text:p>
      <text:p text:style-name="P18"><text:s text:c="8"/>"""</text:p>
      <text:p text:style-name="P18"><text:s text:c="8"/>return self._art_2D</text:p>
      <text:p text:style-name="P18"><text:s text:c="4"/></text:p>
      <text:p text:style-name="P18"><text:s text:c="4"/>def get_3D(self):</text:p>
      <text:p text:style-name="P18"><text:s text:c="8"/>"""</text:p>
      <text:p text:style-name="P18"><text:s text:c="8"/>Returns the 3D representation of the pyramid.</text:p>
      <text:p text:style-name="P18"/>
      <text:p text:style-name="P18"><text:s text:c="8"/>Returns:</text:p>
      <text:p text:style-name="P18"><text:s text:c="12"/>str: The 3D representation of the pyramid.</text:p>
      <text:p text:style-name="P18"><text:s text:c="8"/>"""</text:p>
      <text:p text:style-name="P18"><text:s text:c="8"/>return self._art_3D</text:p>
      <text:p text:style-name="P21"><text:s text:c="4"/></text:p>
      <text:p text:style-name="P22"># art_<text:span text:style-name="T17">settings</text:span>.py</text:p>
      <text:p text:style-name="P18">"""</text:p>
      <text:p text:style-name="P18">Art Settings Module</text:p>
      <text:p text:style-name="P18"/>
      <text:p text:style-name="P18">A module that defines the ArtSettings class representing the settings for creating art.</text:p>
      <text:p text:style-name="P18">"""</text:p>
      <text:p text:style-name="P18">from UI.menu import Menu</text:p>
      <text:p text:style-name="P18">from UI.menu_item import Item</text:p>
      <text:p text:style-name="P18">from classes.lab4.console_reader.data_from_console import get_size_from_console, get_color_from_console, get_justify_from_console</text:p>
      <text:p text:style-name="P18"/>
      <text:p text:style-name="P18">class ArtSettings:</text:p>
      <text:p text:style-name="P18"><text:s text:c="4"/>"""</text:p>
      <text:p text:style-name="P18"><text:s text:c="4"/>A class that represents the settings for creating art.</text:p>
      <text:p text:style-name="P18"/>
      <text:p text:style-name="P18"><text:s text:c="4"/>Attributes:</text:p>
      <text:p text:style-name="P18"><text:s text:c="8"/>__size (int): The size of the art.</text:p>
      <text:p text:style-name="P18"><text:s text:c="8"/>__justify (str): The justification of the art.</text:p>
      <text:p text:style-name="P18"><text:s text:c="8"/>__color (str): The color of the art.</text:p>
      <text:p text:style-name="P18"><text:s text:c="4"/>"""</text:p>
      <text:p text:style-name="P18"><text:s text:c="4"/>def __init__(self, size=5, justify="left", color="white"):</text:p>
      <text:p text:style-name="P18"><text:s text:c="8"/>"""</text:p>
      <text:p text:style-name="P18"><text:s text:c="8"/>Initializes an instance of the ArtSettings class.</text:p>
      <text:p text:style-name="P18"><text:soft-page-break/></text:p>
      <text:p text:style-name="P18"><text:s text:c="8"/>Args:</text:p>
      <text:p text:style-name="P18"><text:s text:c="12"/>size (int): The size of the art.</text:p>
      <text:p text:style-name="P18"><text:s text:c="12"/>justify (str): The justification of the art.</text:p>
      <text:p text:style-name="P18"><text:s text:c="12"/>color (str): The color of the art.</text:p>
      <text:p text:style-name="P18"/>
      <text:p text:style-name="P18"><text:s text:c="8"/>Returns:</text:p>
      <text:p text:style-name="P18"><text:s text:c="12"/>None</text:p>
      <text:p text:style-name="P18"><text:s text:c="8"/>"""</text:p>
      <text:p text:style-name="P18"><text:s text:c="8"/>self.__size = size</text:p>
      <text:p text:style-name="P18"><text:s text:c="8"/>self.__justify = justify</text:p>
      <text:p text:style-name="P18"><text:s text:c="8"/>self.__color = color</text:p>
      <text:p text:style-name="P18"/>
      <text:p text:style-name="P18"><text:s text:c="4"/>def __str__(self):</text:p>
      <text:p text:style-name="P18"><text:s text:c="8"/>return f"Size: {self.__size}\nColor: {self.__color}\nJustify: {self.__justify}"</text:p>
      <text:p text:style-name="P18"><text:s text:c="3"/></text:p>
      <text:p text:style-name="P18"><text:s text:c="4"/>def settings_menu(self):</text:p>
      <text:p text:style-name="P18"><text:s text:c="8"/>"""</text:p>
      <text:p text:style-name="P18"><text:s text:c="8"/>Displays the settings menu.</text:p>
      <text:p text:style-name="P18"><text:s text:c="8"/>"""</text:p>
      <text:p text:style-name="P18"><text:s text:c="8"/>settings_menu = Menu("\nSettings Menu")</text:p>
      <text:p text:style-name="P18"><text:s text:c="8"/>settings_menu.add_item(Item('1', 'Change Size', self.change_size))</text:p>
      <text:p text:style-name="P18"><text:s text:c="8"/>settings_menu.add_item(Item('2', 'Change Color', self.change_color))</text:p>
      <text:p text:style-name="P18"><text:s text:c="8"/>settings_menu.add_item(Item('3', 'Change Justify', self.change_justify))</text:p>
      <text:p text:style-name="P18"><text:s text:c="8"/>settings_menu.add_item(Item('4', 'View Settings', self.print_settings))</text:p>
      <text:p text:style-name="P18"><text:s text:c="8"/>settings_menu.add_item(Item('0', 'Back'))</text:p>
      <text:p text:style-name="P18"/>
      <text:p text:style-name="P18"><text:s text:c="8"/>settings_menu.run()</text:p>
      <text:p text:style-name="P18"><text:s text:c="4"/></text:p>
      <text:p text:style-name="P18"><text:s text:c="4"/>def change_size(self):</text:p>
      <text:p text:style-name="P18"><text:s text:c="8"/>"""</text:p>
      <text:p text:style-name="P18"><text:s text:c="8"/>Changes the size of the art.</text:p>
      <text:p text:style-name="P18"><text:s text:c="8"/>"""</text:p>
      <text:p text:style-name="P18"><text:s text:c="8"/>self.__size = get_size_from_console()</text:p>
      <text:p text:style-name="P18"><text:s text:c="3"/></text:p>
      <text:p text:style-name="P18"><text:s text:c="4"/>def change_color(self):</text:p>
      <text:p text:style-name="P18"><text:s text:c="8"/>"""</text:p>
      <text:p text:style-name="P18"><text:s text:c="8"/>Changes the color of the art.</text:p>
      <text:p text:style-name="P18"><text:s text:c="8"/>"""</text:p>
      <text:p text:style-name="P18"><text:soft-page-break/><text:s text:c="8"/>self.__color = get_color_from_console()</text:p>
      <text:p text:style-name="P18"/>
      <text:p text:style-name="P18"><text:s text:c="4"/>def change_justify(self):</text:p>
      <text:p text:style-name="P18"><text:s text:c="8"/>"""</text:p>
      <text:p text:style-name="P18"><text:s text:c="8"/>Changes the justification of the art.</text:p>
      <text:p text:style-name="P18"><text:s text:c="8"/>"""</text:p>
      <text:p text:style-name="P18"><text:s text:c="8"/>self.__justify = get_justify_from_console()</text:p>
      <text:p text:style-name="P18"/>
      <text:p text:style-name="P18"><text:s text:c="4"/>def set_size(self, size):</text:p>
      <text:p text:style-name="P18"><text:s text:c="8"/>"""</text:p>
      <text:p text:style-name="P18"><text:s text:c="8"/>Sets the size of the art.</text:p>
      <text:p text:style-name="P18"/>
      <text:p text:style-name="P18"><text:s text:c="8"/>Parameters:</text:p>
      <text:p text:style-name="P18"><text:s text:c="12"/>size (int): The size of the art.</text:p>
      <text:p text:style-name="P18"><text:s text:c="8"/>"""</text:p>
      <text:p text:style-name="P18"><text:s text:c="8"/>self.__size = size</text:p>
      <text:p text:style-name="P18"/>
      <text:p text:style-name="P18"><text:s text:c="4"/>def set_color(self, color):</text:p>
      <text:p text:style-name="P18"><text:s text:c="8"/>"""</text:p>
      <text:p text:style-name="P18"><text:s text:c="8"/>Sets the color of the art.</text:p>
      <text:p text:style-name="P18"/>
      <text:p text:style-name="P18"><text:s text:c="8"/>Parameters:</text:p>
      <text:p text:style-name="P18"><text:s text:c="12"/>color (str): The color of the art.</text:p>
      <text:p text:style-name="P18"><text:s text:c="8"/>"""</text:p>
      <text:p text:style-name="P18"><text:s text:c="8"/>self.__color = color</text:p>
      <text:p text:style-name="P18"/>
      <text:p text:style-name="P18"><text:s text:c="4"/>def set_justify(self, justify):</text:p>
      <text:p text:style-name="P18"><text:s text:c="8"/>"""</text:p>
      <text:p text:style-name="P18"><text:s text:c="8"/>Sets the justification of the art.</text:p>
      <text:p text:style-name="P18"/>
      <text:p text:style-name="P18"><text:s text:c="8"/>Parameters:</text:p>
      <text:p text:style-name="P18"><text:s text:c="12"/>justify (str): The justification of the art.</text:p>
      <text:p text:style-name="P18"><text:s text:c="8"/>"""</text:p>
      <text:p text:style-name="P18"><text:s text:c="8"/>self.__justify = justify</text:p>
      <text:p text:style-name="P18"/>
      <text:p text:style-name="P18"><text:s text:c="4"/>def get_size(self):</text:p>
      <text:p text:style-name="P18"><text:s text:c="8"/>"""</text:p>
      <text:p text:style-name="P18"><text:s text:c="8"/>Returns the size of the art.</text:p>
      <text:p text:style-name="P18"/>
      <text:p text:style-name="P18"><text:s text:c="8"/>Returns:</text:p>
      <text:p text:style-name="P18"><text:soft-page-break/><text:s text:c="12"/>int: The size of the art.</text:p>
      <text:p text:style-name="P18"><text:s text:c="8"/>"""</text:p>
      <text:p text:style-name="P18"><text:s text:c="8"/>return self.__size</text:p>
      <text:p text:style-name="P18"><text:s text:c="4"/></text:p>
      <text:p text:style-name="P18"><text:s text:c="4"/>def get_color(self):</text:p>
      <text:p text:style-name="P18"><text:s text:c="8"/>"""</text:p>
      <text:p text:style-name="P18"><text:s text:c="8"/>Returns the color of the art.</text:p>
      <text:p text:style-name="P18"/>
      <text:p text:style-name="P18"><text:s text:c="8"/>Returns:</text:p>
      <text:p text:style-name="P18"><text:s text:c="12"/>str: The color of the art.</text:p>
      <text:p text:style-name="P18"><text:s text:c="8"/>"""</text:p>
      <text:p text:style-name="P18"><text:s text:c="8"/>return self.__color</text:p>
      <text:p text:style-name="P18"><text:s text:c="4"/></text:p>
      <text:p text:style-name="P18"><text:s text:c="4"/>def get_justify(self):</text:p>
      <text:p text:style-name="P18"><text:s text:c="8"/>"""</text:p>
      <text:p text:style-name="P18"><text:s text:c="8"/>Returns the justification of the art.</text:p>
      <text:p text:style-name="P18"/>
      <text:p text:style-name="P18"><text:s text:c="8"/>Returns:</text:p>
      <text:p text:style-name="P18"><text:s text:c="12"/>str: The justification of the art.</text:p>
      <text:p text:style-name="P18"><text:s text:c="8"/>"""</text:p>
      <text:p text:style-name="P18"><text:s text:c="8"/>return self.__justify</text:p>
      <text:p text:style-name="P18"><text:s text:c="4"/></text:p>
      <text:p text:style-name="P18"><text:s text:c="4"/>def get_settings_obj(self):</text:p>
      <text:p text:style-name="P18"><text:s text:c="8"/>"""</text:p>
      <text:p text:style-name="P18"><text:s text:c="8"/>Returns the ArtSettings object.</text:p>
      <text:p text:style-name="P18"/>
      <text:p text:style-name="P18"><text:s text:c="8"/>Returns:</text:p>
      <text:p text:style-name="P18"><text:s text:c="12"/>ArtSettings: The ArtSettings object.</text:p>
      <text:p text:style-name="P18"><text:s text:c="8"/>"""</text:p>
      <text:p text:style-name="P18"><text:s text:c="8"/>return self</text:p>
      <text:p text:style-name="P18"><text:s text:c="4"/></text:p>
      <text:p text:style-name="P18"><text:s text:c="4"/>def print_settings(self):</text:p>
      <text:p text:style-name="P18"><text:s text:c="8"/>"""</text:p>
      <text:p text:style-name="P18"><text:s text:c="8"/>Prints the current settings of the art.</text:p>
      <text:p text:style-name="P18"><text:s text:c="8"/>"""</text:p>
      <text:p text:style-name="P18"><text:s text:c="8"/>print(str(self))</text:p>
      <text:p text:style-name="P21"/>
      <text:p text:style-name="P23"># print_art.py</text:p>
      <text:p text:style-name="P18">"""</text:p>
      <text:p text:style-name="P18">Print Art Module</text:p>
      <text:p text:style-name="P18"><text:soft-page-break/></text:p>
      <text:p text:style-name="P18">A module that defines the PrintArt class for printing 2D and 3D art.</text:p>
      <text:p text:style-name="P18">"""</text:p>
      <text:p text:style-name="P18">from termcolor import colored</text:p>
      <text:p text:style-name="P18">from classes.lab4.console_reader.data_from_console import get_console_width</text:p>
      <text:p text:style-name="P18"/>
      <text:p text:style-name="P18">class PrintArt:</text:p>
      <text:p text:style-name="P18"><text:s text:c="4"/>"""</text:p>
      <text:p text:style-name="P18"><text:s text:c="4"/>A class that represents the printing of art.</text:p>
      <text:p text:style-name="P18"/>
      <text:p text:style-name="P18"><text:s text:c="4"/>Attributes:</text:p>
      <text:p text:style-name="P18"><text:s text:c="4"/>- _shape: The Shape object to be printed.</text:p>
      <text:p text:style-name="P18"><text:s text:c="4"/>"""</text:p>
      <text:p text:style-name="P18"/>
      <text:p text:style-name="P18"><text:s text:c="4"/>def __init__(self, Shape):</text:p>
      <text:p text:style-name="P18"><text:s text:c="8"/>"""</text:p>
      <text:p text:style-name="P18"><text:s text:c="8"/>Initialize the PrintArt object.</text:p>
      <text:p text:style-name="P18"/>
      <text:p text:style-name="P18"><text:s text:c="8"/>Parameters:</text:p>
      <text:p text:style-name="P18"><text:s text:c="8"/>- Shape: The Shape object to be printed.</text:p>
      <text:p text:style-name="P18"><text:s text:c="8"/>"""</text:p>
      <text:p text:style-name="P18"><text:s text:c="8"/>self._shape = Shape</text:p>
      <text:p text:style-name="P18"/>
      <text:p text:style-name="P18"><text:s text:c="4"/>def get_shape(self):</text:p>
      <text:p text:style-name="P18"><text:s text:c="8"/>"""</text:p>
      <text:p text:style-name="P18"><text:s text:c="8"/>Get the Shape object associated with the PrintArt object.</text:p>
      <text:p text:style-name="P18"/>
      <text:p text:style-name="P18"><text:s text:c="8"/>Returns:</text:p>
      <text:p text:style-name="P18"><text:s text:c="8"/>- The Shape object.</text:p>
      <text:p text:style-name="P18"><text:s text:c="8"/>"""</text:p>
      <text:p text:style-name="P18"><text:s text:c="8"/>return self._shape</text:p>
      <text:p text:style-name="P18"><text:s text:c="4"/></text:p>
      <text:p text:style-name="P18"><text:s text:c="4"/>def set_shape(self, shape):</text:p>
      <text:p text:style-name="P18"><text:s text:c="8"/>"""</text:p>
      <text:p text:style-name="P18"><text:s text:c="8"/>Set the Shape object associated with the PrintArt object.</text:p>
      <text:p text:style-name="P18"/>
      <text:p text:style-name="P18"><text:s text:c="8"/>Parameters:</text:p>
      <text:p text:style-name="P18"><text:s text:c="8"/>- shape: The new Shape object.</text:p>
      <text:p text:style-name="P18"><text:s text:c="8"/>"""</text:p>
      <text:p text:style-name="P18"><text:s text:c="8"/>self._shape = shape</text:p>
      <text:p text:style-name="P18"><text:soft-page-break/></text:p>
      <text:p text:style-name="P18"><text:s text:c="4"/>def print_art_2D(self):</text:p>
      <text:p text:style-name="P18"><text:s text:c="8"/>"""</text:p>
      <text:p text:style-name="P18"><text:s text:c="8"/>Print the 2D art of the Shape object.</text:p>
      <text:p text:style-name="P18"><text:s text:c="8"/>"""</text:p>
      <text:p text:style-name="P18"><text:s text:c="8"/>art = self.__justify_art(self._shape.get_2D())</text:p>
      <text:p text:style-name="P18"><text:s text:c="8"/>print(colored("\nArt 2D\n"))</text:p>
      <text:p text:style-name="P18"><text:s text:c="8"/>print(colored(art, self._shape.get_settings().get_color()))</text:p>
      <text:p text:style-name="P18"/>
      <text:p text:style-name="P18"><text:s text:c="4"/>def print_art_3D(self):</text:p>
      <text:p text:style-name="P18"><text:s text:c="8"/>"""</text:p>
      <text:p text:style-name="P18"><text:s text:c="8"/>Print the 3D art of the Shape object.</text:p>
      <text:p text:style-name="P18"><text:s text:c="8"/>"""</text:p>
      <text:p text:style-name="P18"><text:s text:c="8"/>art = self.__justify_art(self._shape.get_3D())</text:p>
      <text:p text:style-name="P18"><text:s text:c="8"/>print(colored("\nArt 3D\n"))</text:p>
      <text:p text:style-name="P18"><text:s text:c="8"/>print(colored(art, self._shape.get_settings().get_color()))</text:p>
      <text:p text:style-name="P18"/>
      <text:p text:style-name="P18"><text:s text:c="4"/>def __justify_art(self, art):</text:p>
      <text:p text:style-name="P18"><text:s text:c="8"/>"""</text:p>
      <text:p text:style-name="P18"><text:s text:c="8"/>Justify the art by adding padding based on the justification settings.</text:p>
      <text:p text:style-name="P18"/>
      <text:p text:style-name="P18"><text:s text:c="8"/>Parameters:</text:p>
      <text:p text:style-name="P18"><text:s text:c="8"/>- art: The art to be justified.</text:p>
      <text:p text:style-name="P18"/>
      <text:p text:style-name="P18"><text:s text:c="8"/>Returns:</text:p>
      <text:p text:style-name="P18"><text:s text:c="8"/>- The justified art.</text:p>
      <text:p text:style-name="P18"><text:s text:c="8"/>"""</text:p>
      <text:p text:style-name="P18"><text:s text:c="8"/>padding = self.__get_padding(art)</text:p>
      <text:p text:style-name="P18"><text:s text:c="8"/>art_lines = art.split('\n')</text:p>
      <text:p text:style-name="P18"><text:s text:c="8"/>aligned_lines = [" " * padding + line for line in art_lines]</text:p>
      <text:p text:style-name="P18"><text:s text:c="8"/>art = '\n'.join(aligned_lines)</text:p>
      <text:p text:style-name="P18"><text:s text:c="8"/>return art</text:p>
      <text:p text:style-name="P18"/>
      <text:p text:style-name="P18"><text:s text:c="4"/>def __get_padding(self, art):</text:p>
      <text:p text:style-name="P18"><text:s text:c="8"/>"""</text:p>
      <text:p text:style-name="P18"><text:s text:c="8"/>Calculate the padding based on the console width and justification settings.</text:p>
      <text:p text:style-name="P18"/>
      <text:p text:style-name="P18"><text:s text:c="8"/>Parameters:</text:p>
      <text:p text:style-name="P18"><text:s text:c="8"/>- art: The art to be justified.</text:p>
      <text:p text:style-name="P18"><text:soft-page-break/></text:p>
      <text:p text:style-name="P18"><text:s text:c="8"/>Returns:</text:p>
      <text:p text:style-name="P18"><text:s text:c="8"/>- The padding value.</text:p>
      <text:p text:style-name="P18"><text:s text:c="8"/>"""</text:p>
      <text:p text:style-name="P18"><text:s text:c="8"/>console_width = get_console_width()</text:p>
      <text:p text:style-name="P18"><text:s text:c="8"/>art_len = len(art)//self._shape.get_settings().get_size()</text:p>
      <text:p text:style-name="P18"><text:s text:c="8"/>justify = self._shape.get_settings().get_justify()</text:p>
      <text:p text:style-name="P18"><text:s text:c="8"/></text:p>
      <text:p text:style-name="P18"><text:s text:c="8"/>if justify == "center":</text:p>
      <text:p text:style-name="P18"><text:s text:c="12"/>return (console_width - art_len) // 2</text:p>
      <text:p text:style-name="P18"><text:s text:c="8"/>if justify == "right":</text:p>
      <text:p text:style-name="P18"><text:s text:c="12"/>return console_width - art_len</text:p>
      <text:p text:style-name="P18"><text:s text:c="8"/>return 0</text:p>
      <text:p text:style-name="P18"><text:s text:c="8"/></text:p>
      <text:p text:style-name="P23"># art_menu.py</text:p>
      <text:p text:style-name="P18">"""</text:p>
      <text:p text:style-name="P18">Art Menu Module</text:p>
      <text:p text:style-name="P18"/>
      <text:p text:style-name="P18">A module that defines the ArtMenu class for creating and manipulating shapes.</text:p>
      <text:p text:style-name="P18">"""</text:p>
      <text:p text:style-name="P18">from UI.menu import Menu</text:p>
      <text:p text:style-name="P18">from UI.menu_item import Item</text:p>
      <text:p text:style-name="P18">from shared.file_handler import FileHandler</text:p>
      <text:p text:style-name="P18">from shared.settings import get_lab_settings</text:p>
      <text:p text:style-name="P18">from classes.lab5.shapes.cube import Cube</text:p>
      <text:p text:style-name="P18">from classes.lab5.shapes.pyramid import Pyramid</text:p>
      <text:p text:style-name="P18"/>
      <text:p text:style-name="P18">settings = get_lab_settings("lab5")</text:p>
      <text:p text:style-name="P18">ART_2D_PATH = settings["art_2D_path"]</text:p>
      <text:p text:style-name="P18">ART_3D_PATH = settings["art_3D_path"]</text:p>
      <text:p text:style-name="P18"/>
      <text:p text:style-name="P18">class ArtMenu:</text:p>
      <text:p text:style-name="P18"><text:s text:c="4"/>"""</text:p>
      <text:p text:style-name="P18"><text:s text:c="4"/>A class representing an art menu for creating and manipulating shapes.</text:p>
      <text:p text:style-name="P18"/>
      <text:p text:style-name="P18"><text:s text:c="4"/>Attributes:</text:p>
      <text:p text:style-name="P18"><text:s text:c="4"/>- __shape: The currently selected shape.</text:p>
      <text:p text:style-name="P18"><text:s text:c="4"/>"""</text:p>
      <text:p text:style-name="P18"><text:s text:c="4"/>def __init__(self):</text:p>
      <text:p text:style-name="P18"><text:s text:c="8"/>self.__shape = None</text:p>
      <text:p text:style-name="P18"><text:soft-page-break/></text:p>
      <text:p text:style-name="P18"><text:s text:c="4"/>def menu(self):</text:p>
      <text:p text:style-name="P18"><text:s text:c="8"/>"""</text:p>
      <text:p text:style-name="P18"><text:s text:c="8"/>Displays the main menu for the art program.</text:p>
      <text:p text:style-name="P18"><text:s text:c="8"/>Allows the user to choose a shape or exit the program.</text:p>
      <text:p text:style-name="P18"><text:s text:c="8"/>"""</text:p>
      <text:p text:style-name="P18"><text:s text:c="8"/>art_menu = Menu("\nArt Menu")</text:p>
      <text:p text:style-name="P18"><text:s text:c="8"/>art_menu.add_item(Item('1', 'Choose shape', self.set_shape))</text:p>
      <text:p text:style-name="P18"><text:s text:c="8"/>art_menu.add_item(Item('0', 'Exit'))</text:p>
      <text:p text:style-name="P18"/>
      <text:p text:style-name="P18"><text:s text:c="8"/>art_menu.run()</text:p>
      <text:p text:style-name="P18"/>
      <text:p text:style-name="P18"><text:s text:c="4"/>def set_shape(self):</text:p>
      <text:p text:style-name="P18"><text:s text:c="8"/>"""</text:p>
      <text:p text:style-name="P18"><text:s text:c="8"/>Sets the shape based on user input.</text:p>
      <text:p text:style-name="P18"><text:s text:c="8"/>"""</text:p>
      <text:p text:style-name="P18"><text:s text:c="8"/>shape = input("Choose shape [ cube, pyramid ]: ")</text:p>
      <text:p text:style-name="P18"><text:s text:c="8"/>if shape not in ['cube', 'pyramid']:</text:p>
      <text:p text:style-name="P18"><text:s text:c="12"/>print("Invalid shape")</text:p>
      <text:p text:style-name="P18"><text:s text:c="12"/>return</text:p>
      <text:p text:style-name="P18"><text:s text:c="8"/></text:p>
      <text:p text:style-name="P18"><text:s text:c="8"/>if shape == 'cube':</text:p>
      <text:p text:style-name="P18"><text:s text:c="12"/>self.__shape = Cube()</text:p>
      <text:p text:style-name="P18"><text:s text:c="8"/></text:p>
      <text:p text:style-name="P18"><text:s text:c="8"/>if shape == 'pyramid':</text:p>
      <text:p text:style-name="P18"><text:s text:c="12"/>self.__shape = Pyramid()</text:p>
      <text:p text:style-name="P18"/>
      <text:p text:style-name="P18"><text:s text:c="8"/>self.sub_menu()</text:p>
      <text:p text:style-name="P18"/>
      <text:p text:style-name="P18"><text:s text:c="4"/>def get_shape(self):</text:p>
      <text:p text:style-name="P18"><text:s text:c="8"/>"""</text:p>
      <text:p text:style-name="P18"><text:s text:c="8"/>Returns the currently selected shape.</text:p>
      <text:p text:style-name="P18"><text:s text:c="8"/>"""</text:p>
      <text:p text:style-name="P18"><text:s text:c="8"/>return self.__shape</text:p>
      <text:p text:style-name="P18"/>
      <text:p text:style-name="P18"><text:s text:c="4"/>def sub_menu(self):</text:p>
      <text:p text:style-name="P18"><text:s text:c="8"/>"""</text:p>
      <text:p text:style-name="P18"><text:s text:c="8"/>Displays a sub-menu for viewing and manipulating the shape.</text:p>
      <text:p text:style-name="P18"><text:s text:c="8"/>"""</text:p>
      <text:p text:style-name="P18"><text:s text:c="8"/>sub_menu = Menu("\nArt Menu")</text:p>
      <text:p text:style-name="P18"><text:soft-page-break/><text:s text:c="8"/>sub_menu.add_item(Item('1', 'View 2D', self.view_art_2D))</text:p>
      <text:p text:style-name="P18"><text:s text:c="8"/>sub_menu.add_item(Item('2', 'View 3D', self.view_art_3D))</text:p>
      <text:p text:style-name="P18"><text:s text:c="8"/>sub_menu.add_item(Item('3', 'Change Settings', self.change_settings))</text:p>
      <text:p text:style-name="P18"><text:s text:c="8"/>sub_menu.add_item(Item('4', 'Save Art', self.save_menu))</text:p>
      <text:p text:style-name="P18"><text:s text:c="8"/>sub_menu.add_item(Item('0', 'Back'))</text:p>
      <text:p text:style-name="P18"/>
      <text:p text:style-name="P18"><text:s text:c="8"/>sub_menu.run()</text:p>
      <text:p text:style-name="P18"/>
      <text:p text:style-name="P18"><text:s text:c="4"/>def view_art_2D(self):</text:p>
      <text:p text:style-name="P18"><text:s text:c="8"/>"""</text:p>
      <text:p text:style-name="P18"><text:s text:c="8"/>Prints the 2D representation of the shape.</text:p>
      <text:p text:style-name="P18"><text:s text:c="8"/>"""</text:p>
      <text:p text:style-name="P18"><text:s text:c="8"/>self.__shape.print_art_2D()</text:p>
      <text:p text:style-name="P18"/>
      <text:p text:style-name="P18"><text:s text:c="4"/>def view_art_3D(self):</text:p>
      <text:p text:style-name="P18"><text:s text:c="8"/>"""</text:p>
      <text:p text:style-name="P18"><text:s text:c="8"/>Prints the 3D representation of the shape.</text:p>
      <text:p text:style-name="P18"><text:s text:c="8"/>"""</text:p>
      <text:p text:style-name="P18"><text:s text:c="8"/>self.__shape.print_art_3D()</text:p>
      <text:p text:style-name="P18"/>
      <text:p text:style-name="P18"><text:s text:c="4"/>def change_settings(self):</text:p>
      <text:p text:style-name="P18"><text:s text:c="8"/>"""</text:p>
      <text:p text:style-name="P18"><text:s text:c="8"/>Displays a menu for changing the settings of the shape.</text:p>
      <text:p text:style-name="P18"><text:s text:c="8"/>"""</text:p>
      <text:p text:style-name="P18"><text:s text:c="8"/>self.__shape.get_settings().settings_menu()</text:p>
      <text:p text:style-name="P18"><text:s text:c="8"/>self.__shape.set_settings(self.__shape.get_settings().get_settings_obj())</text:p>
      <text:p text:style-name="P18"/>
      <text:p text:style-name="P18"><text:s text:c="4"/>def save_menu(self):</text:p>
      <text:p text:style-name="P18"><text:s text:c="8"/>"""</text:p>
      <text:p text:style-name="P18"><text:s text:c="8"/>Displays a menu for saving and viewing the saved art.</text:p>
      <text:p text:style-name="P18"><text:s text:c="8"/>"""</text:p>
      <text:p text:style-name="P18"><text:s text:c="8"/>save_menu = Menu("\nSave Menu")</text:p>
      <text:p text:style-name="P18"><text:s text:c="8"/>save_menu.add_item(Item('1', 'Save 2D to File', self._save_to_file_2D))</text:p>
      <text:p text:style-name="P18"><text:s text:c="8"/>save_menu.add_item(Item('2', 'Save 3D to File', self._save_to_file_3D))</text:p>
      <text:p text:style-name="P18"><text:s text:c="8"/>save_menu.add_item(Item('3', 'View Saved 2D', self._view_saved_2D))</text:p>
      <text:p text:style-name="P18"><text:s text:c="8"/>save_menu.add_item(Item('4', 'View Saved 3D', self._view_saved_3D))</text:p>
      <text:p text:style-name="P18"><text:s text:c="8"/>save_menu.add_item(Item('0', 'Back'))</text:p>
      <text:p text:style-name="P18"/>
      <text:p text:style-name="P18"><text:s text:c="8"/>save_menu.run()</text:p>
      <text:p text:style-name="P18"/>
      <text:p text:style-name="P18"><text:soft-page-break/><text:s text:c="4"/>def _save_to_file_2D(self):</text:p>
      <text:p text:style-name="P18"><text:s text:c="8"/>"""</text:p>
      <text:p text:style-name="P18"><text:s text:c="8"/>Saves the 2D representation of the shape to a file.</text:p>
      <text:p text:style-name="P18"><text:s text:c="8"/>"""</text:p>
      <text:p text:style-name="P18"><text:s text:c="8"/>saved_file = FileHandler(ART_2D_PATH)</text:p>
      <text:p text:style-name="P18"><text:s text:c="8"/>saved_file.write_to_file(self.__shape.get_2D())</text:p>
      <text:p text:style-name="P18"/>
      <text:p text:style-name="P18"><text:s text:c="4"/>def _save_to_file_3D(self):</text:p>
      <text:p text:style-name="P18"><text:s text:c="8"/>"""</text:p>
      <text:p text:style-name="P18"><text:s text:c="8"/>Saves the 3D representation of the shape to a file.</text:p>
      <text:p text:style-name="P18"><text:s text:c="8"/>"""</text:p>
      <text:p text:style-name="P18"><text:s text:c="8"/>saved_file = FileHandler(ART_3D_PATH)</text:p>
      <text:p text:style-name="P18"><text:s text:c="8"/>saved_file.write_to_file(self.__shape.get_3D())</text:p>
      <text:p text:style-name="P18"/>
      <text:p text:style-name="P18"><text:s text:c="4"/>def _view_saved_2D(self):</text:p>
      <text:p text:style-name="P18"><text:s text:c="8"/>"""</text:p>
      <text:p text:style-name="P18"><text:s text:c="8"/>Reads and displays the saved 2D art from a file.</text:p>
      <text:p text:style-name="P18"><text:s text:c="8"/>"""</text:p>
      <text:p text:style-name="P18"><text:s text:c="8"/>saved_file = FileHandler(ART_2D_PATH)</text:p>
      <text:p text:style-name="P18"><text:s text:c="8"/>saved_file.read_from_file()</text:p>
      <text:p text:style-name="P18"/>
      <text:p text:style-name="P18"><text:s text:c="4"/>def _view_saved_3D(self):</text:p>
      <text:p text:style-name="P18"><text:s text:c="8"/>"""</text:p>
      <text:p text:style-name="P18"><text:s text:c="8"/>Reads and displays the saved 3D art from a file.</text:p>
      <text:p text:style-name="P18"><text:s text:c="8"/>"""</text:p>
      <text:p text:style-name="P18"><text:s text:c="8"/>saved_file = FileHandler(ART_3D_PATH)</text:p>
      <text:p text:style-name="P18"><text:s text:c="8"/>saved_file.read_from_file()</text:p>
      <text:p text:style-name="P18"/>
      <text:p text:style-name="P21"># runner.py</text:p>
      <text:p text:style-name="P20">"""</text:p>
      <text:p text:style-name="P20">Module: run_art_menu</text:p>
      <text:p text:style-name="P20"/>
      <text:p text:style-name="P20">Module provides a simple script to run the Art Menu for Lab 5.</text:p>
      <text:p text:style-name="P20">"""</text:p>
      <text:p text:style-name="P20">from classes.lab5.art.art_menu import ArtMenu</text:p>
      <text:p text:style-name="P20"/>
      <text:p text:style-name="P20">def run():</text:p>
      <text:p text:style-name="P20"><text:s text:c="4"/>art_menu = ArtMenu()</text:p>
      <text:p text:style-name="P20"><text:s text:c="4"/>art_menu.menu()</text:p>
      <text:p text:style-name="P15"><text:soft-page-break/></text:p>
      <text:p text:style-name="P6">GitHub Repository: <text:a xlink:type="simple" xlink:href="https://github.com/trolchiha/SPL-labs.git" text:style-name="Internet_20_link" text:visited-style-name="Visited_20_Internet_20_Link"><text:span text:style-name="T6">https://github.com/trolchiha/SPL-labs.git</text:span></text:a></text:p>
      <text:p text:style-name="P15"><text:span text:style-name="T9">Виснов</text:span><text:span text:style-name="T10">о</text:span><text:span text:style-name="T9">к:</text:span> <text:span text:style-name="T13">під час виконання лабораторної роботи навчилася</text:span> створ<text:span text:style-name="T13">ювати</text:span> високорівневий об'єктно-орієнтований генератор 3D ASCII-арту, який дозволяє користувачам проектувати, відображати та маніпулювати 3D-фігурами в ASCII-арті. Цей проект надав глибоке розуміння об'єктно-орієнтованого програмування і алгоритмів графіки, сприятиме творчому підходу до створення ASCII-арт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3:21:14.876664730</meta:creation-date>
    <dc:date>2023-12-18T11:15:19.429965293</dc:date>
    <meta:editing-duration>PT34M59S</meta:editing-duration>
    <meta:editing-cycles>8</meta:editing-cycles>
    <meta:generator>LibreOffice/7.6.4.1$Linux_X86_64 LibreOffice_project/60$Build-1</meta:generator>
    <meta:document-statistic meta:table-count="0" meta:image-count="0" meta:object-count="0" meta:page-count="23" meta:paragraph-count="681" meta:word-count="2575" meta:character-count="23136" meta:non-whitespace-character-count="16650"/>
  </office:meta>
</office:document-meta>
</file>